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3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3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3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3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3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3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68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525159814896">
              <table:table-cell table:style-name="Tableau2.A1" table:number-columns-spanned="2" office:value-type="string">
                <text:list xml:id="list2367376861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525004156640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525206557184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hasattr(so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525205940368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525101557392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525158190832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525100009904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525203689216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525206408336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525097062224">
                <table:table-cell table:style-name="Tableau1.A1" table:number-columns-spanned="2" office:value-type="string">
                  <text:list xml:id="list192233626092247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525101424128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525186873344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hasattr(oo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525093777136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525164733008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525157908720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525087495408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525115109456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525112427520">
                <table:table-cell table:style-name="Tableau1.A3" office:value-type="string">
                  <text:list xml:id="list192233901422952" text:continue-numbering="true" text:style-name="numerotation_20_pst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Titre_20_Sous-Tache" text:outline-level="6"><office:annotation><dc:creator>bleybaert</dc:creator><dc:date>2020-02-10T10:13:20.663951841</dc:date><meta:creator-initials>ble</meta:creator-initials><text:p text:style-name="P78"><text:span text:style-name="T15">do row if view.keep_field('oo', 'manager') and 'manager' not in without_oo_fields</text:span></text:p></office:annotation>Service gestionnair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525113705984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525179495216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fngaha</dc:creator><dc:date>2021-09-20T19:05:07.553726186</dc:date><meta:creator-initials>fngaha</meta:creator-initials><text:p text:style-name="P79"><text:span text:style-name="T16">do text if oo.projection</text:span></text:p><text:p text:style-name="P79"><text:span text:style-name="T16">from xhtml(oo_v.getProjection())</text:span></text:p></office:annotation>projection</text:p>
                </table:table-cell>
              </table:table-row>
              <table:table-row table:style-name="TableLine94525149677568">
                <table:table-cell table:style-name="Tableau1.A3" office:value-type="string">
                  <text:p text:style-name="P19"><office:annotation><dc:creator>fngaha</dc:creator><dc:date>2021-09-20T19:04:46.331161479</dc:date><meta:creator-initials>fngaha</meta:creator-initials><text:p text:style-name="P79"><text:span text:style-name="T16">do row if view.keep_field('oo', '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fngaha</dc:creator><dc:date>2021-09-20T19:04:26.252061030</dc:date><meta:creator-initials>fngaha</meta:creator-initials><text:p text:style-name="P79"><text:span text:style-name="T16">do text if oo.analytic_budget</text:span></text:p><text:p text:style-name="P79"><text:span text:style-name="T16">from xhtml(oo_v.getAnalyticBudget())</text:span></text:p></office:annotation>budget analytique</text:p>
                </table:table-cell>
              </table:table-row>
              <table:table-row table:style-name="TableLine94525083554864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525083555168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525156358592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525160668816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525214895856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525191007232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525193341296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525206247952">
                  <table:table-cell table:style-name="Tableau14.A1" table:number-columns-spanned="2" office:value-type="string">
                    <text:list xml:id="list192233438177468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525165396400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525006296576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hasattr(act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525226826480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525127821312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525211025152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525106717184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525196798976">
                  <table:table-cell table:style-name="Tableau14.A16" office:value-type="string">
                    <text:list xml:id="list192233944332954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Titre_20_Sous-Tache" text:outline-level="6">Service <text:span text:style-name="T10">gestionnaire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525206506224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525224795888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525091408064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fngaha</dc:creator><dc:date>2021-09-20T19:02:09.193996256</dc:date><meta:creator-initials>fngaha</meta:creator-initials><text:p text:style-name="P79"><text:span text:style-name="T16">do text if act.projection</text:span></text:p><text:p text:style-name="P79"><text:span text:style-name="T16">from xhtml(act_v.getProjection())</text:span></text:p></office:annotation>projection</text:p>
                  </table:table-cell>
                </table:table-row>
                <table:table-row table:style-name="TableLine94525222450176">
                  <table:table-cell table:style-name="Tableau14.A16" office:value-type="string">
                    <text:p text:style-name="P38">Budget <office:annotation><dc:creator>fngaha</dc:creator><dc:date>2021-09-20T19:01:44.505375470</dc:date><meta:creator-initials>fngaha</meta:creator-initials><text:p text:style-name="P79"><text:span text:style-name="T16">do row if view.keep_field('ac', 'analytic_budget')</text:span></text:p></office:annotation>analytique</text:p>
                  </table:table-cell>
                  <table:table-cell table:style-name="Tableau14.B16" office:value-type="string">
                    <text:p text:style-name="P59"><office:annotation><dc:creator>fngaha</dc:creator><dc:date>2021-09-20T19:01:31.805492310</dc:date><meta:creator-initials>fngaha</meta:creator-initials><text:p text:style-name="P79"><text:span text:style-name="T16">do text if act.analytic_budget</text:span></text:p><text:p text:style-name="P79"><text:span text:style-name="T16">from xhtml(act_v.getAnalyticBudget())</text:span></text:p></office:annotation>budg<text:span text:style-name="T12">et</text:span> analytique<text:tab/></text:p>
                  </table:table-cell>
                </table:table-row>
                <table:table-row table:style-name="TableLine94525215034768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525206622416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525227412176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525205968896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525099530224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525224557568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525171738880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525192114208">
                    <table:table-cell table:style-name="Table1.A1" table:number-columns-spanned="2" office:value-type="string">
                      <text:list xml:id="list192232981796416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525161368304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525143106048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hasattr(subact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525116091984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525058798640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525138175728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525137373776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525146814688">
                    <table:table-cell table:style-name="Table1.A16" office:value-type="string">
                      <text:list xml:id="list192234136230932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 <text:span text:style-name="T11">gestionnaire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525165735632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525138515376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525195365840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fngaha</dc:creator><dc:date>2021-09-20T19:00:32.724922037</dc:date><meta:creator-initials>fngaha</meta:creator-initials><text:p text:style-name="P79"><text:span text:style-name="T16">do text if subact.projection</text:span></text:p><text:p text:style-name="P79"><text:span text:style-name="T16">from xhtml(subact_v.getProjection())</text:span></text:p></office:annotation>projection</text:p>
                    </table:table-cell>
                  </table:table-row>
                  <table:table-row table:style-name="TableLine94525163865216">
                    <table:table-cell table:style-name="Table1.A16" office:value-type="string">
                      <text:p text:style-name="P39"><office:annotation><dc:creator>fngaha</dc:creator><dc:date>2021-09-20T18:54:17.617374712</dc:date><meta:creator-initials>fngaha</meta:creator-initials><text:p text:style-name="P79"><text:span text:style-name="T16">do row if view.keep_field('sb', '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fngaha</dc:creator><dc:date>2021-09-20T17:04:09.813501417</dc:date><meta:creator-initials>fngaha</meta:creator-initials><text:p text:style-name="P80"><text:span text:style-name="T17">do text if subact.analytic_budget</text:span></text:p><text:p text:style-name="P80"><text:span text:style-name="T17">from xhtml(subact_v.getAnalyticBudget())</text:span></text:p></office:annotation>budg<text:span text:style-name="T12">et</text:span> analytique</text:p>
                    </table:table-cell>
                  </table:table-row>
                  <table:table-row table:style-name="TableLine94525128442608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525108351536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525116191232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525142992624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525120690176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525143010032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525119895280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525145083392">
                      <table:table-cell table:style-name="Table2.A1" table:number-columns-spanned="2" office:value-type="string">
                        <text:list xml:id="list192232427306871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525134423792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525195949056">
                      <table:table-cell table:style-name="Table2.A3" office:value-type="string">
                        <text:list xml:id="list192233630078482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style-name="Titre_20_Sous-Tache" text:outline-level="6">Service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525172934032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525188730944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525162324992">
                    <table:table-cell table:style-name="Tableau3.A1" table:number-columns-spanned="2" office:value-type="string">
                      <text:list xml:id="list192233099268610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525170830144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525170766704">
                    <table:table-cell table:style-name="Tableau3.A3" office:value-type="string">
                      <text:list xml:id="list192234163971315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525136194288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525167809616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1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1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9-20T19:19:53.303697762</dc:date>
    <meta:editing-duration>P3DT2H21M1S</meta:editing-duration>
    <meta:editing-cycles>523</meta:editing-cycles>
    <meta:document-statistic meta:table-count="6" meta:image-count="0" meta:object-count="0" meta:page-count="4" meta:paragraph-count="169" meta:word-count="357" meta:character-count="3232" meta:non-whitespace-character-count="3106"/>
  </office:meta>
</office:document-meta>
</file>